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4 Wishes 31 Jan. 2026</text:span></text:p>
      <text:p text:style-name="Normal"/>
      <text:p text:style-name="Normal">Everything around was covered with mist.</text:p>
      <text:p text:style-name="Normal"> <text:s text:c="1"/>Before me sat a devil in a lotus pose.</text:p>
      <text:p text:style-name="Normal"/>
      <text:p text:style-name="Normal">It looked as it is usually described in folklore.</text:p>
      <text:p text:style-name="Normal"> <text:s text:c="1"/>Was I dreaming, or merely seeing things? I wasn’t sure. I could not remember if something had happened.</text:p>
      <text:p text:style-name="Normal"/>
      <text:p text:style-name="Normal">It did not seem to want to speak, so it was me who began talking first. “Sir, what are you here for?”</text:p>
      <text:p text:style-name="Normal"> <text:s text:c="1"/>It directed its gaze at me. Then laughed. “Sir?” It asked, its voice evil and majestic. “There isn’t need to be so formal.”</text:p>
      <text:p text:style-name="Normal"> <text:s text:c="1"/>“As you please,” indifferently, I replied.</text:p>
      <text:p text:style-name="Normal"/>
      <text:p text:style-name="Normal">“I’m Jin,” it explained then, “I am here to fulfill your four wishes.”</text:p>
      <text:p text:style-name="Normal"> <text:s text:c="1"/>“Four? Why not three?”</text:p>
      <text:p text:style-name="Normal"/>
      <text:p text:style-name="Normal">“It is a standard,” it said.</text:p>
      <text:p text:style-name="Normal"/>
      <text:p text:style-name="Normal">It made me realize something, almost immediately: One should not rely entirely on knowledge from folklore, even if it’s partially proven to be true.</text:p>
      <text:p text:style-name="Normal"> <text:s text:c="1"/>In the end, it was us who came up with it. There was nothing more unreliable than other humans and their stories.</text:p>
      <text:p text:style-name="Normal"/>
      <text:p text:style-name="Normal">“Is it a dream?” It was the first thought that came to my mind, after all.</text:p>
      <text:p text:style-name="Normal"> <text:s text:c="1"/>“Do you wish to know it?”</text:p>
      <text:p text:style-name="Normal"/>
      <text:p text:style-name="Normal">It answered my two questions already, so why?</text:p>
      <text:p text:style-name="Normal"/>
      <text:p text:style-name="Normal">“Listen. Here’s my first ask: Answer all my queries honestly, without counting them as wishes.”</text:p>
      <text:p text:style-name="Normal"> <text:s text:c="1"/>“I’ll grant it,” it said.</text:p>
      <text:p text:style-name="Normal"/>
      <text:p text:style-name="Normal">So easy... I wondered if I could ask as many things as I want, by wishing to be able to do so...</text:p>
      <text:p text:style-name="Normal"> <text:s text:c="1"/>But there was no reason to.</text:p>
      <text:p text:style-name="Normal"/>
      <text:p text:style-name="Normal">“Is it a dream?” I asked again.</text:p>
      <text:p text:style-name="Normal"> <text:s text:c="1"/>“It is, but I’m not a product of your imagination. I am a visitor... An outsider.”</text:p>
      <text:p text:style-name="Normal"/>
      <text:p text:style-name="Normal">“Hard to believe I’ll get my wishes granted so easily. It has some price, does it not?”</text:p>
      <text:p text:style-name="Normal"> <text:s text:c="1"/>This time, it replied with a single word: “No.”</text:p>
      <text:p text:style-name="Normal"/>
      <text:p text:style-name="Normal">Indeed, all I asked was for it to reply without lies, or that is how it could choose to understand what I said.</text:p>
      <text:p text:style-name="Normal"> <text:s text:c="1"/>Even though it could not lie, it did not mean it would not deceive or mislead. All it was obliged to do was to conceal what it conceals openly.</text:p>
      <text:p text:style-name="Normal"> <text:s text:c="1"/>Unable of lying, at least, it would not be easy to cover the act of concealing itself; though it does sound like something I usually would do.</text:p>
      <text:p text:style-name="Normal"/>
      <text:p text:style-name="Normal">That said, it wouldn’t matter if it really lied at this point.</text:p>
      <text:p text:style-name="Normal"> <text:s text:c="1"/>If there was a lie, the lie could be everything.</text:p>
      <text:p text:style-name="Normal"/>
      <text:p text:style-name="Normal">And even more so if it was a simple dream.</text:p>
      <text:p text:style-name="Normal"/>
      <text:p text:style-name="Normal"/>
      <text:p text:style-name="Normal">“Well then, is it a trap? Are there any consequences?”</text:p>
      <text:p text:style-name="Normal"> <text:s text:c="1"/>“No,” it said again.</text:p>
      <text:p text:style-name="Normal"/>
      <text:p text:style-name="Normal">“Limitations?”</text:p>
      <text:p text:style-name="Normal"> <text:s text:c="1"/>It said, “No.”</text:p>
      <text:p text:style-name="Normal"/>
      <text:p text:style-name="Normal">“Who’s going to interpret my wishes though?”</text:p>
      <text:p text:style-name="Normal"> <text:s text:c="1"/>“Me,” it replied.</text:p>
      <text:p text:style-name="Normal"/>
      <text:p text:style-name="Normal">“Then, my second wish: Fulfill my wishes the way I’d want you to.”</text:p>
      <text:p text:style-name="Normal"> <text:s text:c="1"/>“I’ll grant it,” it said.</text:p>
      <text:p text:style-name="Normal"/>
      <text:p text:style-name="Normal"/>
      <text:p text:style-name="Normal">I wondered if it could view my thoughts, memories, mindset, beliefs and convictions...</text:p>
      <text:p text:style-name="Normal"> <text:s text:c="1"/>Could it be that it knew what I would ask for, that it gave me a fourth wish? Was it a devil’s blessing?</text:p>
      <text:p text:style-name="Normal"/>
      <text:p text:style-name="Normal">Well, it mattered not anyway.</text:p>
      <text:p text:style-name="Normal"/>
      <text:p text:style-name="Normal"/>
      <text:p text:style-name="Normal">What I said next was one of my fondest longings, something I always wanted but knew was impossible.</text:p>
      <text:p text:style-name="Normal"> <text:s text:c="1"/>I wasn’t sure what it would do, but it was nothing bad for sure.</text:p>
      <text:p text:style-name="Normal"/>
      <text:p text:style-name="Normal">I wanted to live without regrets, without pain and suffering, ignorance or privilege.</text:p>
      <text:p text:style-name="Normal"/>
      <text:p text:style-name="Normal">If it turned out to be impossible, if it was too bulk of a wish, or if the Jin couldn’t view my own interpretation of it, I’d perhaps ask for conditional immortality so I could achieve all I desired on my own.</text:p>
      <text:p text:style-name="Normal"> <text:s text:c="1"/>Though, the best choice would be to erase suffering of all kinds instead, or even life in general... But I simply didn’t want to.</text:p>
      <text:p text:style-name="Normal"/>
      <text:p text:style-name="Normal">And so, “My third wish is,” I said, “Make our world a good place to live in. Something I wouldn’t have complaints about, no matter how much I’d live in it as one person or another. No matter the place and time.”</text:p>
      <text:p text:style-name="Normal"/>
      <text:p text:style-name="Normal">It said, “I’ll grant it.”</text:p>
      <text:p text:style-name="Normal"/>
      <text:p text:style-name="Normal"/>
      <text:p text:style-name="Normal">“My fourth wish is to die as I want to,” I continued, “Instantly and painlessly, without even realizing it. Of course, I want you to make me forget I wished for death, too.”</text:p>
      <text:p text:style-name="Normal"/>
      <text:p text:style-name="Normal">“I’ll grant it,” it said again.</text:p>
      <text:p text:style-name="Normal"/>
      <text:p text:style-name="Normal">Then it stood up, and walked away, without saying another wor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